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In their fight against pipeline spills, pipeline operators employ a variety of technologies, such as smart pigs, leak detection systems, and SCADA systems. Smart pigs, while traveling through the pipes,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Internal leak detection systems measure the flow of oil at two points A and B to detect any loss in between those points. External leak detection systems detect signs of escaping hydrocarbons, and include acoustic, hydrocarbon, and temperature sensors, etc.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Why do the great learning efforts by pipeline operators fail to deliver the safety improvements that one would expect to see? A 2012 report prepared by the National Transportation Safety Board (NTSB) on the Kalamazoo River oil spill provides a good starting point for understanding the problem. A regional manager of Enbridge is quotes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100).</text:p>
      <text:p text:style-name="Text_20_body">Existing research has provided us with many insights on organizational learning. Learning is generally regarded as a function of experience, which builds knowledge, "embedded in a variety of repositories, including individuals, routines, and transactive memory systems" (?, p. 1124). For instance, an organization may notice that a routine fails under specific circumstances, and subsequently change its employee manual. An involved employees may also make a mental note of how to respond to the problem and whom to contact. Or an engineer might observe a method of speeding up production, and make a corresponding change to the production process. This knowledge-based approach to learning generally seeks to identify the factors that promote or hold back learning in an organization (e.g., <text:a xlink:type="simple" xlink:href="#XArgote2013-1" office:name=""><text:span text:style-name="Definition">Argote</text:span></text:a> <text:a xlink:type="simple" xlink:href="#XArgote2013-1" office:name=""><text:span text:style-name="Definition">2013</text:span></text:a>, p. 2).</text:p>
      <text:p text:style-name="Text_20_body">In terms of repositories, routines, and transactive memory systems, the pipelines has made great strides over our qualitative observation period. But the quantitative data does not indicate corresponding outcomes in safety improvements.</text:p>
      <text:p text:style-name="Text_20_body">In the context of pipeline safety, the [have obtained a lot of knowledge].<text:a xlink:type="simple" xlink:href="main4.html#fn3x0" office:name=""><text:span text:style-name="Definition"><text:span text:style-name="T1">3</text:span></text:span></text:a></text:p>
      <text:p text:style-name="Text_20_body">References </text:p>
      <text:p text:style-name="Text_20_body">    Argote, L.   (2013). Organizational Learning Curves: An Overview. In Organizational learning (2nd ed., pp. 1–29). Boston, MA: Springer US. Retrieved from <text:a xlink:type="simple" xlink:href="http://link.springer.com/10.1007/978-1-4614-5251-5_1" office:name=""><text:span text:style-name="Definition">http://link.springer.com/10.1007/978-1-4614-5251-5_1</text:span></text:a> doi: 10.1007/978-1-4614-5251-5_1</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Levitt, B., &amp; March, J. G.  (1988). Organizational Learning. Annual Review of Sociology, 14(1), 319–338. Retrieved from <text:a xlink:type="simple" xlink:href="http://www.annualreviews.org/doi/10.1146/annurev.so.14.080188.001535" office:name=""><text:span text:style-name="Definition">http://www.annualreviews.org/doi/10.1146/annurev.so.14.080188.001535</text:span></text:a> doi: 10.1146/annurev.so.14.080188.001535</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